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4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e_bis" table:style-name="ta1">
        <table:shapes>
          <draw:frame draw:z-index="0" draw:style-name="gr1" draw:text-style-name="P1" svg:width="15.999cm" svg:height="8.999cm" svg:x="9.617cm" svg:y="8.379cm">
            <draw:object draw:notify-on-update-of-ranges="analyse_bis.B1:analyse_bis.B1 analyse_bis.B2:analyse_bis.B16 analyse_bis.C1:analyse_bis.C1 analyse_bis.C2:analyse_bis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1.159cm" svg:y="14.672cm">
            <draw:object draw:notify-on-update-of-ranges="analyse_bis.B1:analyse_bis.B1 analyse_bis.B2:analyse_bis.B16 analyse_bis.C1:analyse_bis.C1 analyse_bis.C2:analyse_bis.C16 analyse_bis.B1:analyse_bis.B1 analyse_bis.B2:analyse_bis.B16 analyse_bis.D1:analyse_bis.D1 analyse_bis.D2:analyse_bis.D16 analyse_bis.B1:analyse_bis.B1 analyse_bis.B2:analyse_bis.B16 analyse_bis.E1:analyse_bis.E1 analyse_bis.E2:analyse_bis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4.609cm" svg:y="1.045cm">
            <draw:object draw:notify-on-update-of-ranges="analyse_bis.I13:analyse_bi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6.357cm" svg:y="0.86cm">
            <draw:object draw:notify-on-update-of-ranges="analyse_bis.I11:analyse_bis.J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8cm" svg:height="9.031cm" svg:x="7.551cm" svg:y="20.117cm">
            <draw:object draw:notify-on-update-of-ranges="analyse_bis.A1:analyse_bis.A1 analyse_bis.A2:analyse_bis.A16 analyse_bis.C1:analyse_bis.C1 analyse_bis.C2:analyse_bis.C16 analyse_bis.A1:analyse_bis.A1 analyse_bis.A2:analyse_bis.A16 analyse_bis.D1:analyse_bis.D1 analyse_bis.D2:analyse_bis.D16 analyse_bis.A1:analyse_bis.A1 analyse_bis.A2:analyse_bis.A16 analyse_bis.E1:analyse_bis.E1 analyse_bis.E2:analyse_bis.E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4.858cm" svg:y="15.254cm">
            <draw:object draw:notify-on-update-of-ranges="analyse_bis.B1:analyse_bis.B1 analyse_bis.B10:analyse_bis.B13 analyse_bis.C1:analyse_bis.C1 analyse_bis.C10:analyse_bis.C13 analyse_bis.B1:analyse_bis.B1 analyse_bis.B10:analyse_bis.B13 analyse_bis.D1:analyse_bis.D1 analyse_bis.D10:analyse_bis.D13 analyse_bis.B1:analyse_bis.B1 analyse_bis.B10:analyse_bis.B13 analyse_bis.E1:analyse_bis.E1 analyse_bis.E10:analyse_bis.E13 analyse_bis.B1:analyse_bis.B1 analyse_bis.B10:analyse_bis.B13 analyse_bis.F1:analyse_bis.F1 analyse_bis.F10:analyse_bis.F13 analyse_bis.B1:analyse_bis.B1 analyse_bis.B10:analyse_bis.B13 analyse_bis.G1:analyse_bis.G1 analyse_bis.G10:analyse_bis.G13 analyse_bis.B1:analyse_bis.B1 analyse_bis.B10:analyse_bis.B13 analyse_bis.H1:analyse_bis.H1 analyse_bis.H10:analyse_bis.H13 analyse_bis.B1:analyse_bis.B1 analyse_bis.B10:analyse_bis.B13 analyse_bis.I1:analyse_bis.I1 analyse_bis.I10:analyse_bis.I13 analyse_bis.B1:analyse_bis.B1 analyse_bis.B10:analyse_bis.B13 analyse_bis.J1:analyse_bis.J1 analyse_bis.J10:analyse_bis.J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.912cm" svg:y="9.132cm">
            <draw:object draw:notify-on-update-of-ranges="analyse_bis.B1:analyse_bis.B1 analyse_bis.C1:analyse_bis.C1 analyse_bis.C10:analyse_bis.C13 analyse_bis.B1:analyse_bis.B1 analyse_bis.D1:analyse_bis.D1 analyse_bis.D10:analyse_bis.D13 analyse_bis.B1:analyse_bis.B1 analyse_bis.E1:analyse_bis.E1 analyse_bis.E10:analyse_bis.E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7.241cm" svg:y="1.907cm">
            <draw:object draw:notify-on-update-of-ranges="analyse_bis.A1:analyse_bis.A1 analyse_bis.C1:analyse_bis.C1 analyse_bis.A1:analyse_bis.A1 analyse_bis.D1:analyse_bis.D1 analyse_bis.A1:analyse_bis.A1 analyse_bis.E1:analyse_bis.E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_tabu</text:p>
          </table:table-cell>
          <table:table-cell office:value-type="string" calcext:value-type="string">
            <text:p>nb_iterati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min_iteration</text:p>
          </table:table-cell>
          <table:table-cell office:value-type="string" calcext:value-type="string">
            <text:p>max_iteration</text:p>
          </table:table-cell>
          <table:table-cell office:value-type="string" calcext:value-type="string">
            <text:p>avg_relocate (%)</text:p>
          </table:table-cell>
          <table:table-cell office:value-type="string" calcext:value-type="string">
            <text:p>avg_2_opt (%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2.523622233867" calcext:value-type="float">
            <text:p>982,523622233867</text:p>
          </table:table-cell>
          <table:table-cell office:value-type="float" office:value="825.835109319876" calcext:value-type="float">
            <text:p>825,835109319876</text:p>
          </table:table-cell>
          <table:table-cell office:value-type="float" office:value="1057.99291361216" calcext:value-type="float">
            <text:p>1057,992913612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1.095271623367" calcext:value-type="float">
            <text:p>411,095271623367</text:p>
          </table:table-cell>
          <table:table-cell office:value-type="float" office:value="394.294582098438" calcext:value-type="float">
            <text:p>394,294582098438</text:p>
          </table:table-cell>
          <table:table-cell office:value-type="float" office:value="434.581491001449" calcext:value-type="float">
            <text:p>434,58149100144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05.581666562485" calcext:value-type="float">
            <text:p>405,581666562485</text:p>
          </table:table-cell>
          <table:table-cell office:value-type="float" office:value="390.474005877231" calcext:value-type="float">
            <text:p>390,474005877231</text:p>
          </table:table-cell>
          <table:table-cell office:value-type="float" office:value="414.058182635698" calcext:value-type="float">
            <text:p>414,058182635698</text:p>
          </table:table-cell>
          <table:table-cell office:value-type="float" office:value="28.75" calcext:value-type="float">
            <text:p>28,7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8.2608695652174" calcext:value-type="float">
            <text:p>98,2608695652174</text:p>
          </table:table-cell>
          <table:table-cell office:value-type="float" office:value="1.73913043478261" calcext:value-type="float">
            <text:p>1,7391304347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422.09989020727" calcext:value-type="float">
            <text:p>422,09989020727</text:p>
          </table:table-cell>
          <table:table-cell office:value-type="float" office:value="395.660898774981" calcext:value-type="float">
            <text:p>395,660898774981</text:p>
          </table:table-cell>
          <table:table-cell office:value-type="float" office:value="449.325280747398" calcext:value-type="float">
            <text:p>449,3252807473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99.0740740740741" calcext:value-type="float">
            <text:p>99,0740740740741</text:p>
          </table:table-cell>
          <table:table-cell office:value-type="float" office:value="0.925925925925926" calcext:value-type="float">
            <text:p>0,925925925925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9.881806411495" calcext:value-type="float">
            <text:p>969,881806411495</text:p>
          </table:table-cell>
          <table:table-cell office:value-type="float" office:value="955.11867682465" calcext:value-type="float">
            <text:p>955,11867682465</text:p>
          </table:table-cell>
          <table:table-cell office:value-type="float" office:value="984.238708296045" calcext:value-type="float">
            <text:p>984,2387082960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5.236583414464" calcext:value-type="float">
            <text:p>415,236583414464</text:p>
          </table:table-cell>
          <table:table-cell office:value-type="float" office:value="395.317716526927" calcext:value-type="float">
            <text:p>395,317716526927</text:p>
          </table:table-cell>
          <table:table-cell office:value-type="float" office:value="427.893997757072" calcext:value-type="float">
            <text:p>427,89399775707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8.125" calcext:value-type="float">
            <text:p>98,125</text:p>
          </table:table-cell>
          <table:table-cell office:value-type="float" office:value="1.875" calcext:value-type="float">
            <text:p>1,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34.423831986452" calcext:value-type="float">
            <text:p>434,423831986452</text:p>
          </table:table-cell>
          <table:table-cell office:value-type="float" office:value="388.62432702415" calcext:value-type="float">
            <text:p>388,62432702415</text:p>
          </table:table-cell>
          <table:table-cell office:value-type="float" office:value="474.587657418168" calcext:value-type="float">
            <text:p>474,58765741816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4.8979591836735" calcext:value-type="float">
            <text:p>94,8979591836735</text:p>
          </table:table-cell>
          <table:table-cell office:value-type="float" office:value="5.10204081632653" calcext:value-type="float">
            <text:p>5,10204081632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90.522228800636" calcext:value-type="float">
            <text:p>390,522228800636</text:p>
          </table:table-cell>
          <table:table-cell office:value-type="float" office:value="358.372302568262" calcext:value-type="float">
            <text:p>358,372302568262</text:p>
          </table:table-cell>
          <table:table-cell office:value-type="float" office:value="412.394815084322" calcext:value-type="float">
            <text:p>412,394815084322</text:p>
          </table:table-cell>
          <table:table-cell office:value-type="float" office:value="43.75" calcext:value-type="float">
            <text:p>43,7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7.7142857142857" calcext:value-type="float">
            <text:p>97,7142857142857</text:p>
          </table:table-cell>
          <table:table-cell office:value-type="float" office:value="2.28571428571429" calcext:value-type="float">
            <text:p>2,285714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0.62086172048" calcext:value-type="float">
            <text:p>1050,62086172048</text:p>
          </table:table-cell>
          <table:table-cell office:value-type="float" office:value="968.638784556468" calcext:value-type="float">
            <text:p>968,638784556468</text:p>
          </table:table-cell>
          <table:table-cell office:value-type="float" office:value="1140.62330415194" calcext:value-type="float">
            <text:p>1140,623304151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7.994413171493" calcext:value-type="float">
            <text:p>417,994413171493</text:p>
          </table:table-cell>
          <table:table-cell office:value-type="float" office:value="362.829049360572" calcext:value-type="float">
            <text:p>362,829049360572</text:p>
          </table:table-cell>
          <table:table-cell office:value-type="float" office:value="495.291350759047" calcext:value-type="float">
            <text:p>495,29135075904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5.625" calcext:value-type="float">
            <text:p>95,625</text:p>
          </table:table-cell>
          <table:table-cell office:value-type="float" office:value="4.375" calcext:value-type="float">
            <text:p>4,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97.10383602981" calcext:value-type="float">
            <text:p>397,10383602981</text:p>
          </table:table-cell>
          <table:table-cell office:value-type="float" office:value="358.372302568262" calcext:value-type="float">
            <text:p>358,372302568262</text:p>
          </table:table-cell>
          <table:table-cell office:value-type="float" office:value="434.820100179826" calcext:value-type="float">
            <text:p>434,820100179826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90.46875" calcext:value-type="float">
            <text:p>90,46875</text:p>
          </table:table-cell>
          <table:table-cell office:value-type="float" office:value="9.53125" calcext:value-type="float">
            <text:p>9,53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73.172103654473" calcext:value-type="float">
            <text:p>373,172103654473</text:p>
          </table:table-cell>
          <table:table-cell office:value-type="float" office:value="358.372302568262" calcext:value-type="float">
            <text:p>358,372302568262</text:p>
          </table:table-cell>
          <table:table-cell office:value-type="float" office:value="394.294582098438" calcext:value-type="float">
            <text:p>394,294582098438</text:p>
          </table:table-cell>
          <table:table-cell office:value-type="float" office:value="307.5" calcext:value-type="float">
            <text:p>307,5</text:p>
          </table:table-cell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85.9349593495935" calcext:value-type="float">
            <text:p>85,9349593495935</text:p>
          </table:table-cell>
          <table:table-cell office:value-type="float" office:value="14.0650406504065" calcext:value-type="float">
            <text:p>14,06504065040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42.587761562913" calcext:value-type="float">
            <text:p>942,587761562913</text:p>
          </table:table-cell>
          <table:table-cell office:value-type="float" office:value="912.473598600672" calcext:value-type="float">
            <text:p>912,473598600672</text:p>
          </table:table-cell>
          <table:table-cell office:value-type="float" office:value="977.792096724839" calcext:value-type="float">
            <text:p>977,7920967248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08.356732482701" calcext:value-type="float">
            <text:p>408,356732482701</text:p>
          </table:table-cell>
          <table:table-cell office:value-type="float" office:value="394.294582098438" calcext:value-type="float">
            <text:p>394,294582098438</text:p>
          </table:table-cell>
          <table:table-cell office:value-type="float" office:value="434.581491001449" calcext:value-type="float">
            <text:p>434,58149100144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6.875" calcext:value-type="float">
            <text:p>96,875</text:p>
          </table:table-cell>
          <table:table-cell office:value-type="float" office:value="3.125" calcext:value-type="float">
            <text:p>3,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394.572199720541" calcext:value-type="float">
            <text:p>394,572199720541</text:p>
          </table:table-cell>
          <table:table-cell office:value-type="float" office:value="369.13820335977" calcext:value-type="float">
            <text:p>369,13820335977</text:p>
          </table:table-cell>
          <table:table-cell office:value-type="float" office:value="454.195626577205" calcext:value-type="float">
            <text:p>454,195626577205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76.5625" calcext:value-type="float">
            <text:p>76,5625</text:p>
          </table:table-cell>
          <table:table-cell office:value-type="float" office:value="23.4375" calcext:value-type="float">
            <text:p>23,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14T20:27:03.843000000</dc:date>
    <meta:editing-duration>PT5H42M4S</meta:editing-duration>
    <meta:editing-cycles>6</meta:editing-cycles>
    <meta:document-statistic meta:table-count="1" meta:cell-count="160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73cm" svg:y="4.198cm" style:legend-expansion="high" chart:style-name="ch2"/>
        <chart:plot-area chart:style-name="ch3" table:cell-range-address="analyse_bis.B1:analyse_bis.C16" chart:data-source-has-labels="row" svg:x="0.32cm" svg:y="0.18cm" svg:width="14.033cm" svg:height="8.64cm">
          <chart:coordinate-region svg:x="1.354cm" svg:y="0.382cm" svg:width="12.70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C2:analyse_bis.C16" chart:label-cell-address="analyse_bis.C1:analyse_bis.C1" chart:class="chart:scatter">
            <chart:domain table:cell-range-address="analyse_bis.B2:analyse_bis.B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_bis.B2:analyse_bis.B16</svg:desc>
                </draw:g>
              </table:table-cell>
              <table:table-cell office:value-type="float" office:value="982.523622233867">
                <text:p>982.523622233867</text:p>
                <draw:g>
                  <svg:desc>analyse_bis.C2:analyse_bis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1.095271623367">
                <text:p>411.095271623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405.581666562485">
                <text:p>405.58166656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422.09989020727">
                <text:p>422.09989020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69.881806411495">
                <text:p>969.881806411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15.236583414464">
                <text:p>415.23658341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434.423831986452">
                <text:p>434.423831986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390.522228800636">
                <text:p>390.522228800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50.62086172048">
                <text:p>1050.62086172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17.994413171493">
                <text:p>417.994413171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397.10383602981">
                <text:p>397.1038360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">
                <text:p>640</text:p>
              </table:table-cell>
              <table:table-cell office:value-type="float" office:value="373.172103654473">
                <text:p>373.172103654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42.587761562913">
                <text:p>942.587761562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08.356732482701">
                <text:p>408.356732482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394.572199720541">
                <text:p>394.572199720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68cm" svg:y="3.694cm" style:legend-expansion="high" chart:style-name="ch2"/>
        <chart:plot-area chart:style-name="ch3" table:cell-range-address="analyse_bis.B1:analyse_bis.E16" chart:data-source-has-labels="row" svg:x="0.32cm" svg:y="0.18cm" svg:width="13.928cm" svg:height="8.64cm">
          <chart:coordinate-region svg:x="1.354cm" svg:y="0.382cm" svg:width="12.59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C2:analyse_bis.C16" chart:label-cell-address="analyse_bis.C1:analyse_bis.C1" chart:class="chart:scatter">
            <chart:domain table:cell-range-address="analyse_bis.B2:analyse_bis.B16"/>
            <chart:data-point chart:repeated="15"/>
          </chart:series>
          <chart:series chart:style-name="ch8" chart:values-cell-range-address="analyse_bis.D2:analyse_bis.D16" chart:label-cell-address="analyse_bis.D1:analyse_bis.D1" chart:class="chart:scatter">
            <chart:data-point chart:repeated="15"/>
          </chart:series>
          <chart:series chart:style-name="ch9" chart:values-cell-range-address="analyse_bis.E2:analyse_bis.E16" chart:label-cell-address="analyse_bis.E1:analyse_bis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  <table:table-cell office:value-type="string">
                <text:p>min</text:p>
                <draw:g>
                  <svg:desc>analyse_bis.D1:analyse_bis.D1</svg:desc>
                </draw:g>
              </table:table-cell>
              <table:table-cell office:value-type="string">
                <text:p>max</text:p>
                <draw:g>
                  <svg:desc>analyse_bis.E1:analyse_b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_bis.B2:analyse_bis.B16</svg:desc>
                </draw:g>
              </table:table-cell>
              <table:table-cell office:value-type="float" office:value="982.523622233867">
                <text:p>982.523622233867</text:p>
                <draw:g>
                  <svg:desc>analyse_bis.C2:analyse_bis.C16</svg:desc>
                </draw:g>
              </table:table-cell>
              <table:table-cell office:value-type="float" office:value="825.835109319876">
                <text:p>825.835109319876</text:p>
                <draw:g>
                  <svg:desc>analyse_bis.D2:analyse_bis.D16</svg:desc>
                </draw:g>
              </table:table-cell>
              <table:table-cell office:value-type="float" office:value="1057.99291361216">
                <text:p>1057.99291361216</text:p>
                <draw:g>
                  <svg:desc>analyse_bis.E2:analyse_bis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1.095271623367">
                <text:p>411.095271623367</text:p>
              </table:table-cell>
              <table:table-cell office:value-type="float" office:value="394.294582098438">
                <text:p>394.294582098438</text:p>
              </table:table-cell>
              <table:table-cell office:value-type="float" office:value="434.581491001449">
                <text:p>434.581491001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405.581666562485">
                <text:p>405.581666562485</text:p>
              </table:table-cell>
              <table:table-cell office:value-type="float" office:value="390.474005877231">
                <text:p>390.474005877231</text:p>
              </table:table-cell>
              <table:table-cell office:value-type="float" office:value="414.058182635698">
                <text:p>414.058182635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422.09989020727">
                <text:p>422.09989020727</text:p>
              </table:table-cell>
              <table:table-cell office:value-type="float" office:value="395.660898774981">
                <text:p>395.660898774981</text:p>
              </table:table-cell>
              <table:table-cell office:value-type="float" office:value="449.325280747398">
                <text:p>449.325280747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69.881806411495">
                <text:p>969.881806411495</text:p>
              </table:table-cell>
              <table:table-cell office:value-type="float" office:value="955.11867682465">
                <text:p>955.11867682465</text:p>
              </table:table-cell>
              <table:table-cell office:value-type="float" office:value="984.238708296045">
                <text:p>984.238708296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15.236583414464">
                <text:p>415.236583414464</text:p>
              </table:table-cell>
              <table:table-cell office:value-type="float" office:value="395.317716526927">
                <text:p>395.317716526927</text:p>
              </table:table-cell>
              <table:table-cell office:value-type="float" office:value="427.893997757072">
                <text:p>427.893997757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434.423831986452">
                <text:p>434.423831986452</text:p>
              </table:table-cell>
              <table:table-cell office:value-type="float" office:value="388.62432702415">
                <text:p>388.62432702415</text:p>
              </table:table-cell>
              <table:table-cell office:value-type="float" office:value="474.587657418168">
                <text:p>474.587657418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390.522228800636">
                <text:p>390.522228800636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12.394815084322">
                <text:p>412.394815084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50.62086172048">
                <text:p>1050.62086172048</text:p>
              </table:table-cell>
              <table:table-cell office:value-type="float" office:value="968.638784556468">
                <text:p>968.638784556468</text:p>
              </table:table-cell>
              <table:table-cell office:value-type="float" office:value="1140.62330415194">
                <text:p>1140.62330415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17.994413171493">
                <text:p>417.994413171493</text:p>
              </table:table-cell>
              <table:table-cell office:value-type="float" office:value="362.829049360572">
                <text:p>362.829049360572</text:p>
              </table:table-cell>
              <table:table-cell office:value-type="float" office:value="495.291350759047">
                <text:p>495.29135075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397.10383602981">
                <text:p>397.10383602981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34.820100179826">
                <text:p>434.820100179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">
                <text:p>640</text:p>
              </table:table-cell>
              <table:table-cell office:value-type="float" office:value="373.172103654473">
                <text:p>373.172103654473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394.294582098438">
                <text:p>394.29458209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42.587761562913">
                <text:p>942.587761562913</text:p>
              </table:table-cell>
              <table:table-cell office:value-type="float" office:value="912.473598600672">
                <text:p>912.473598600672</text:p>
              </table:table-cell>
              <table:table-cell office:value-type="float" office:value="977.792096724839">
                <text:p>977.792096724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08.356732482701">
                <text:p>408.356732482701</text:p>
              </table:table-cell>
              <table:table-cell office:value-type="float" office:value="394.294582098438">
                <text:p>394.294582098438</text:p>
              </table:table-cell>
              <table:table-cell office:value-type="float" office:value="434.581491001449">
                <text:p>434.581491001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394.572199720541">
                <text:p>394.572199720541</text:p>
              </table:table-cell>
              <table:table-cell office:value-type="float" office:value="369.13820335977">
                <text:p>369.13820335977</text:p>
              </table:table-cell>
              <table:table-cell office:value-type="float" office:value="454.195626577205">
                <text:p>454.195626577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54cm" svg:y="3.946cm" style:legend-expansion="high" chart:style-name="ch2"/>
        <chart:plot-area chart:style-name="ch3" table:cell-range-address="analyse_bis.I13:analyse_bis.J13" svg:x="0.35cm" svg:y="0.35cm" svg:width="14.354cm" svg:height="8.3cm">
          <chart:coordinate-region svg:x="3.377cm" svg:y="0.351cm" svg:width="8.299cm" svg:height="8.2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I13:analyse_bis.J1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85.9349593495935">
                <text:p>85.9349593495935</text:p>
                <draw:g>
                  <svg:desc>analyse_bis.I13:analyse_bis.J13</svg:desc>
                </draw:g>
              </table:table-cell>
              <table:table-cell office:value-type="float" office:value="14.0650406504065">
                <text:p>14.0650406504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54cm" svg:y="3.946cm" style:legend-expansion="high" chart:style-name="ch2"/>
        <chart:plot-area chart:style-name="ch3" table:cell-range-address="analyse_bis.I11:analyse_bis.J11" svg:x="0.35cm" svg:y="0.35cm" svg:width="14.354cm" svg:height="8.3cm">
          <chart:coordinate-region svg:x="3.377cm" svg:y="0.351cm" svg:width="8.299cm" svg:height="8.2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I11:analyse_bis.J1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95.625">
                <text:p>95.625</text:p>
                <draw:g>
                  <svg:desc>analyse_bis.I11:analyse_bis.J11</svg:desc>
                </draw:g>
              </table:table-cell>
              <table:table-cell office:value-type="float" office:value="4.375">
                <text:p>4.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scatter" chart:style-name="ch1">
        <chart:legend chart:legend-position="end" svg:x="14.587cm" svg:y="3.71cm" style:legend-expansion="high" chart:style-name="ch2"/>
        <chart:plot-area chart:style-name="ch3" table:cell-range-address="analyse_bis.A1:analyse_bis.A16 analyse_bis.C1:analyse_bis.E16" chart:data-source-has-labels="row" svg:x="0.32cm" svg:y="0.18cm" svg:width="13.947cm" svg:height="8.672cm">
          <chart:coordinate-region svg:x="1.354cm" svg:y="0.383cm" svg:width="12.721cm" svg:height="7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C2:analyse_bis.C16" chart:label-cell-address="analyse_bis.C1:analyse_bis.C1" chart:class="chart:scatter">
            <chart:domain table:cell-range-address="analyse_bis.A2:analyse_bis.A16"/>
            <chart:data-point chart:repeated="15"/>
          </chart:series>
          <chart:series chart:style-name="ch8" chart:values-cell-range-address="analyse_bis.D2:analyse_bis.D16" chart:label-cell-address="analyse_bis.D1:analyse_bis.D1" chart:class="chart:scatter">
            <chart:data-point chart:repeated="15"/>
          </chart:series>
          <chart:series chart:style-name="ch9" chart:values-cell-range-address="analyse_bis.E2:analyse_bis.E16" chart:label-cell-address="analyse_bis.E1:analyse_bis.E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  <table:table-cell office:value-type="string">
                <text:p>min</text:p>
                <draw:g>
                  <svg:desc>analyse_bis.D1:analyse_bis.D1</svg:desc>
                </draw:g>
              </table:table-cell>
              <table:table-cell office:value-type="string">
                <text:p>max</text:p>
                <draw:g>
                  <svg:desc>analyse_bis.E1:analyse_b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_bis.A2:analyse_bis.A16</svg:desc>
                </draw:g>
              </table:table-cell>
              <table:table-cell office:value-type="float" office:value="982.523622233867">
                <text:p>982.523622233867</text:p>
                <draw:g>
                  <svg:desc>analyse_bis.C2:analyse_bis.C16</svg:desc>
                </draw:g>
              </table:table-cell>
              <table:table-cell office:value-type="float" office:value="825.835109319876">
                <text:p>825.835109319876</text:p>
                <draw:g>
                  <svg:desc>analyse_bis.D2:analyse_bis.D16</svg:desc>
                </draw:g>
              </table:table-cell>
              <table:table-cell office:value-type="float" office:value="1057.99291361216">
                <text:p>1057.99291361216</text:p>
                <draw:g>
                  <svg:desc>analyse_bis.E2:analyse_bis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11.095271623367">
                <text:p>411.095271623367</text:p>
              </table:table-cell>
              <table:table-cell office:value-type="float" office:value="394.294582098438">
                <text:p>394.294582098438</text:p>
              </table:table-cell>
              <table:table-cell office:value-type="float" office:value="434.581491001449">
                <text:p>434.581491001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05.581666562485">
                <text:p>405.581666562485</text:p>
              </table:table-cell>
              <table:table-cell office:value-type="float" office:value="390.474005877231">
                <text:p>390.474005877231</text:p>
              </table:table-cell>
              <table:table-cell office:value-type="float" office:value="414.058182635698">
                <text:p>414.058182635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2.09989020727">
                <text:p>422.09989020727</text:p>
              </table:table-cell>
              <table:table-cell office:value-type="float" office:value="395.660898774981">
                <text:p>395.660898774981</text:p>
              </table:table-cell>
              <table:table-cell office:value-type="float" office:value="449.325280747398">
                <text:p>449.325280747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9.881806411495">
                <text:p>969.881806411495</text:p>
              </table:table-cell>
              <table:table-cell office:value-type="float" office:value="955.11867682465">
                <text:p>955.11867682465</text:p>
              </table:table-cell>
              <table:table-cell office:value-type="float" office:value="984.238708296045">
                <text:p>984.238708296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15.236583414464">
                <text:p>415.236583414464</text:p>
              </table:table-cell>
              <table:table-cell office:value-type="float" office:value="395.317716526927">
                <text:p>395.317716526927</text:p>
              </table:table-cell>
              <table:table-cell office:value-type="float" office:value="427.893997757072">
                <text:p>427.893997757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34.423831986452">
                <text:p>434.423831986452</text:p>
              </table:table-cell>
              <table:table-cell office:value-type="float" office:value="388.62432702415">
                <text:p>388.62432702415</text:p>
              </table:table-cell>
              <table:table-cell office:value-type="float" office:value="474.587657418168">
                <text:p>474.587657418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90.522228800636">
                <text:p>390.522228800636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12.394815084322">
                <text:p>412.394815084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50.62086172048">
                <text:p>1050.62086172048</text:p>
              </table:table-cell>
              <table:table-cell office:value-type="float" office:value="968.638784556468">
                <text:p>968.638784556468</text:p>
              </table:table-cell>
              <table:table-cell office:value-type="float" office:value="1140.62330415194">
                <text:p>1140.62330415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417.994413171493">
                <text:p>417.994413171493</text:p>
              </table:table-cell>
              <table:table-cell office:value-type="float" office:value="362.829049360572">
                <text:p>362.829049360572</text:p>
              </table:table-cell>
              <table:table-cell office:value-type="float" office:value="495.291350759047">
                <text:p>495.29135075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97.10383602981">
                <text:p>397.10383602981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34.820100179826">
                <text:p>434.820100179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73.172103654473">
                <text:p>373.172103654473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394.294582098438">
                <text:p>394.29458209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942.587761562913">
                <text:p>942.587761562913</text:p>
              </table:table-cell>
              <table:table-cell office:value-type="float" office:value="912.473598600672">
                <text:p>912.473598600672</text:p>
              </table:table-cell>
              <table:table-cell office:value-type="float" office:value="977.792096724839">
                <text:p>977.792096724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408.356732482701">
                <text:p>408.356732482701</text:p>
              </table:table-cell>
              <table:table-cell office:value-type="float" office:value="394.294582098438">
                <text:p>394.294582098438</text:p>
              </table:table-cell>
              <table:table-cell office:value-type="float" office:value="434.581491001449">
                <text:p>434.581491001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94.572199720541">
                <text:p>394.572199720541</text:p>
              </table:table-cell>
              <table:table-cell office:value-type="float" office:value="369.13820335977">
                <text:p>369.13820335977</text:p>
              </table:table-cell>
              <table:table-cell office:value-type="float" office:value="454.195626577205">
                <text:p>454.195626577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Pastel_20_Bouquet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6cm" svg:y="2.434cm" style:legend-expansion="high" chart:style-name="ch2"/>
        <chart:plot-area chart:style-name="ch3" table:cell-range-address="analyse_bis.B1:analyse_bis.J1 analyse_bis.B10:analyse_bis.J13" chart:data-source-has-labels="row" svg:x="0.32cm" svg:y="0.18cm" svg:width="11.896cm" svg:height="8.64cm" dr3d:transform="matrix (0.975986654567911 -0.0416002901602434 -0.21382110738634 0.0705067020728858 0.98908324031529 0.129395319429301 0.206103990907848 -0.141363926041933 0.96826514206898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13cm" svg:y="0.18cm" svg:width="8.088cm" svg:height="7.98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nalyse_bis.C10:analyse_bis.C13" chart:label-cell-address="analyse_bis.C1:analyse_bis.C1" chart:class="chart:scatter">
            <chart:domain table:cell-range-address="analyse_bis.B10:analyse_bis.B13"/>
            <chart:data-point chart:repeated="4"/>
          </chart:series>
          <chart:series chart:style-name="ch8" chart:values-cell-range-address="analyse_bis.D10:analyse_bis.D13" chart:label-cell-address="analyse_bis.D1:analyse_bis.D1" chart:class="chart:scatter">
            <chart:data-point chart:repeated="4"/>
          </chart:series>
          <chart:series chart:style-name="ch9" chart:values-cell-range-address="analyse_bis.E10:analyse_bis.E13" chart:label-cell-address="analyse_bis.E1:analyse_bis.E1" chart:class="chart:scatter">
            <chart:data-point chart:repeated="4"/>
          </chart:series>
          <chart:series chart:style-name="ch10" chart:values-cell-range-address="analyse_bis.F10:analyse_bis.F13" chart:label-cell-address="analyse_bis.F1:analyse_bis.F1" chart:class="chart:scatter">
            <chart:data-point chart:repeated="4"/>
          </chart:series>
          <chart:series chart:style-name="ch11" chart:values-cell-range-address="analyse_bis.G10:analyse_bis.G13" chart:label-cell-address="analyse_bis.G1:analyse_bis.G1" chart:class="chart:scatter">
            <chart:data-point chart:repeated="4"/>
          </chart:series>
          <chart:series chart:style-name="ch12" chart:values-cell-range-address="analyse_bis.H10:analyse_bis.H13" chart:label-cell-address="analyse_bis.H1:analyse_bis.H1" chart:class="chart:scatter">
            <chart:data-point chart:repeated="4"/>
          </chart:series>
          <chart:series chart:style-name="ch13" chart:values-cell-range-address="analyse_bis.I10:analyse_bis.I13" chart:label-cell-address="analyse_bis.I1:analyse_bis.I1" chart:class="chart:scatter">
            <chart:data-point chart:repeated="4"/>
          </chart:series>
          <chart:series chart:style-name="ch14" chart:values-cell-range-address="analyse_bis.J10:analyse_bis.J13" chart:label-cell-address="analyse_bis.J1:analyse_bis.J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  <table:table-cell office:value-type="string">
                <text:p>min</text:p>
                <draw:g>
                  <svg:desc>analyse_bis.D1:analyse_bis.D1</svg:desc>
                </draw:g>
              </table:table-cell>
              <table:table-cell office:value-type="string">
                <text:p>max</text:p>
                <draw:g>
                  <svg:desc>analyse_bis.E1:analyse_bis.E1</svg:desc>
                </draw:g>
              </table:table-cell>
              <table:table-cell office:value-type="string">
                <text:p>avg_iteration</text:p>
                <draw:g>
                  <svg:desc>analyse_bis.F1:analyse_bis.F1</svg:desc>
                </draw:g>
              </table:table-cell>
              <table:table-cell office:value-type="string">
                <text:p>min_iteration</text:p>
                <draw:g>
                  <svg:desc>analyse_bis.G1:analyse_bis.G1</svg:desc>
                </draw:g>
              </table:table-cell>
              <table:table-cell office:value-type="string">
                <text:p>max_iteration</text:p>
                <draw:g>
                  <svg:desc>analyse_bis.H1:analyse_bis.H1</svg:desc>
                </draw:g>
              </table:table-cell>
              <table:table-cell office:value-type="string">
                <text:p>avg_relocate (%)</text:p>
                <draw:g>
                  <svg:desc>analyse_bis.I1:analyse_bis.I1</svg:desc>
                </draw:g>
              </table:table-cell>
              <table:table-cell office:value-type="string">
                <text:p>avg_2_opt (%)</text:p>
                <draw:g>
                  <svg:desc>analyse_bis.J1:analyse_bi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_bis.B10:analyse_bis.B13</svg:desc>
                </draw:g>
              </table:table-cell>
              <table:table-cell office:value-type="float" office:value="1050.62086172048">
                <text:p>1050.62086172048</text:p>
                <draw:g>
                  <svg:desc>analyse_bis.C10:analyse_bis.C13</svg:desc>
                </draw:g>
              </table:table-cell>
              <table:table-cell office:value-type="float" office:value="968.638784556468">
                <text:p>968.638784556468</text:p>
                <draw:g>
                  <svg:desc>analyse_bis.D10:analyse_bis.D13</svg:desc>
                </draw:g>
              </table:table-cell>
              <table:table-cell office:value-type="float" office:value="1140.62330415194">
                <text:p>1140.62330415194</text:p>
                <draw:g>
                  <svg:desc>analyse_bis.E10:analyse_bis.E13</svg:desc>
                </draw:g>
              </table:table-cell>
              <table:table-cell office:value-type="float" office:value="0">
                <text:p>0</text:p>
                <draw:g>
                  <svg:desc>analyse_bis.F10:analyse_bis.F13</svg:desc>
                </draw:g>
              </table:table-cell>
              <table:table-cell office:value-type="float" office:value="0">
                <text:p>0</text:p>
                <draw:g>
                  <svg:desc>analyse_bis.G10:analyse_bis.G13</svg:desc>
                </draw:g>
              </table:table-cell>
              <table:table-cell office:value-type="float" office:value="0">
                <text:p>0</text:p>
                <draw:g>
                  <svg:desc>analyse_bis.H10:analyse_bis.H13</svg:desc>
                </draw:g>
              </table:table-cell>
              <table:table-cell office:value-type="float" office:value="0">
                <text:p>0</text:p>
                <draw:g>
                  <svg:desc>analyse_bis.I10:analyse_bis.I13</svg:desc>
                </draw:g>
              </table:table-cell>
              <table:table-cell office:value-type="float" office:value="0">
                <text:p>0</text:p>
                <draw:g>
                  <svg:desc>analyse_bis.J10:analyse_bis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7.994413171493">
                <text:p>417.994413171493</text:p>
              </table:table-cell>
              <table:table-cell office:value-type="float" office:value="362.829049360572">
                <text:p>362.829049360572</text:p>
              </table:table-cell>
              <table:table-cell office:value-type="float" office:value="495.291350759047">
                <text:p>495.29135075904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5.625">
                <text:p>95.62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397.10383602981">
                <text:p>397.10383602981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34.820100179826">
                <text:p>434.82010017982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0.46875">
                <text:p>90.46875</text:p>
              </table:table-cell>
              <table:table-cell office:value-type="float" office:value="9.53125">
                <text:p>9.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373.172103654473">
                <text:p>373.172103654473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394.294582098438">
                <text:p>394.294582098438</text:p>
              </table:table-cell>
              <table:table-cell office:value-type="float" office:value="307.5">
                <text:p>307.5</text:p>
              </table:table-cell>
              <table:table-cell office:value-type="float" office:value="64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85.9349593495935">
                <text:p>85.9349593495935</text:p>
              </table:table-cell>
              <table:table-cell office:value-type="float" office:value="14.0650406504065">
                <text:p>14.06504065040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9cm" svg:y="3.694cm" style:legend-expansion="high" chart:style-name="ch2"/>
        <chart:plot-area chart:style-name="ch3" table:cell-range-address="analyse_bis.B1:analyse_bis.E1 analyse_bis.B10:analyse_bis.E13 analyse_bis.M20:analyse_bis.M20" chart:data-source-has-labels="row" svg:x="0.32cm" svg:y="0.18cm" svg:width="13.339cm" svg:height="8.64cm">
          <chart:coordinate-region svg:x="1.354cm" svg:y="0.382cm" svg:width="12.007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C10:analyse_bis.C13" chart:label-cell-address="analyse_bis.C1:analyse_bis.C1" chart:class="chart:scatter">
            <chart:domain table:cell-range-address="analyse_bis.B10:analyse_bis.B13 analyse_bis.M20:analyse_bis.M20"/>
            <chart:data-point chart:repeated="5"/>
          </chart:series>
          <chart:series chart:style-name="ch8" chart:values-cell-range-address="analyse_bis.D10:analyse_bis.D13" chart:label-cell-address="analyse_bis.D1:analyse_bis.D1" chart:class="chart:scatter">
            <chart:data-point chart:repeated="5"/>
          </chart:series>
          <chart:series chart:style-name="ch9" chart:values-cell-range-address="analyse_bis.E10:analyse_bis.E13" chart:label-cell-address="analyse_bis.E1:analyse_bis.E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 Colonne M</text:p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  <table:table-cell office:value-type="string">
                <text:p>min</text:p>
                <draw:g>
                  <svg:desc>analyse_bis.D1:analyse_bis.D1</svg:desc>
                </draw:g>
              </table:table-cell>
              <table:table-cell office:value-type="string">
                <text:p>max</text:p>
                <draw:g>
                  <svg:desc>analyse_bis.E1:analyse_b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_bis.B10:analyse_bis.B13 analyse_bis.M20:analyse_bis.M20</svg:desc>
                </draw:g>
              </table:table-cell>
              <table:table-cell office:value-type="float" office:value="1050.62086172048">
                <text:p>1050.62086172048</text:p>
                <draw:g>
                  <svg:desc>analyse_bis.C10:analyse_bis.C13</svg:desc>
                </draw:g>
              </table:table-cell>
              <table:table-cell office:value-type="float" office:value="968.638784556468">
                <text:p>968.638784556468</text:p>
                <draw:g>
                  <svg:desc>analyse_bis.D10:analyse_bis.D13</svg:desc>
                </draw:g>
              </table:table-cell>
              <table:table-cell office:value-type="float" office:value="1140.62330415194">
                <text:p>1140.62330415194</text:p>
                <draw:g>
                  <svg:desc>analyse_bis.E10:analyse_bis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7.994413171493">
                <text:p>417.994413171493</text:p>
              </table:table-cell>
              <table:table-cell office:value-type="float" office:value="362.829049360572">
                <text:p>362.829049360572</text:p>
              </table:table-cell>
              <table:table-cell office:value-type="float" office:value="495.291350759047">
                <text:p>495.291350759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397.10383602981">
                <text:p>397.10383602981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34.820100179826">
                <text:p>434.82010017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373.172103654473">
                <text:p>373.172103654473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394.294582098438">
                <text:p>394.294582098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9cm" svg:y="3.694cm" style:legend-expansion="high" chart:style-name="ch2"/>
        <chart:plot-area chart:style-name="ch3" table:cell-range-address="analyse_bis.A1:analyse_bis.A1 analyse_bis.A5:analyse_bis.A5 analyse_bis.A9:analyse_bis.A9 analyse_bis.A13:analyse_bis.A13 analyse_bis.C1:analyse_bis.E1 analyse_bis.C5:analyse_bis.E5 analyse_bis.C9:analyse_bis.E9 analyse_bis.C13:analyse_bis.E13" chart:data-source-has-labels="row" svg:x="0.32cm" svg:y="0.18cm" svg:width="13.339cm" svg:height="8.64cm">
          <chart:coordinate-region svg:x="1.164cm" svg:y="0.382cm" svg:width="12.30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e_bis.C5:analyse_bis.C5 analyse_bis.C9:analyse_bis.C9 analyse_bis.C13:analyse_bis.C13" chart:label-cell-address="analyse_bis.C1:analyse_bis.C1" chart:class="chart:scatter">
            <chart:domain table:cell-range-address="analyse_bis.A5:analyse_bis.A5 analyse_bis.A9:analyse_bis.A9 analyse_bis.A13:analyse_bis.A13"/>
            <chart:data-point chart:repeated="3"/>
          </chart:series>
          <chart:series chart:style-name="ch8" chart:values-cell-range-address="analyse_bis.D5:analyse_bis.D5 analyse_bis.D9:analyse_bis.D9 analyse_bis.D13:analyse_bis.D13" chart:label-cell-address="analyse_bis.D1:analyse_bis.D1" chart:class="chart:scatter">
            <chart:data-point chart:repeated="3"/>
          </chart:series>
          <chart:series chart:style-name="ch9" chart:values-cell-range-address="analyse_bis.E5:analyse_bis.E5 analyse_bis.E9:analyse_bis.E9 analyse_bis.E13:analyse_bis.E13" chart:label-cell-address="analyse_bis.E1:analyse_bis.E1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  <draw:g>
                  <svg:desc>analyse_bis.C1:analyse_bis.C1</svg:desc>
                </draw:g>
              </table:table-cell>
              <table:table-cell office:value-type="string">
                <text:p>min</text:p>
                <draw:g>
                  <svg:desc>analyse_bis.D1:analyse_bis.D1</svg:desc>
                </draw:g>
              </table:table-cell>
              <table:table-cell office:value-type="string">
                <text:p>max</text:p>
                <draw:g>
                  <svg:desc>analyse_bis.E1:analyse_bis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analyse_bis.A5:analyse_bis.A5 analyse_bis.A9:analyse_bis.A9 analyse_bis.A13:analyse_bis.A13</svg:desc>
                </draw:g>
              </table:table-cell>
              <table:table-cell office:value-type="float" office:value="422.09989020727">
                <text:p>422.09989020727</text:p>
                <draw:g>
                  <svg:desc>analyse_bis.C5:analyse_bis.C5 analyse_bis.C9:analyse_bis.C9 analyse_bis.C13:analyse_bis.C13</svg:desc>
                </draw:g>
              </table:table-cell>
              <table:table-cell office:value-type="float" office:value="395.660898774981">
                <text:p>395.660898774981</text:p>
                <draw:g>
                  <svg:desc>analyse_bis.D5:analyse_bis.D5 analyse_bis.D9:analyse_bis.D9 analyse_bis.D13:analyse_bis.D13</svg:desc>
                </draw:g>
              </table:table-cell>
              <table:table-cell office:value-type="float" office:value="449.325280747398">
                <text:p>449.325280747398</text:p>
                <draw:g>
                  <svg:desc>analyse_bis.E5:analyse_bis.E5 analyse_bis.E9:analyse_bis.E9 analyse_bis.E13:analyse_bis.E13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90.522228800636">
                <text:p>390.522228800636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412.394815084322">
                <text:p>412.39481508432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73.172103654473">
                <text:p>373.172103654473</text:p>
              </table:table-cell>
              <table:table-cell office:value-type="float" office:value="358.372302568262">
                <text:p>358.372302568262</text:p>
              </table:table-cell>
              <table:table-cell office:value-type="float" office:value="394.294582098438">
                <text:p>394.2945820984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